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8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5.306cm" fo:min-width="11.466cm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053cm"/>
      <style:paragraph-properties style:writing-mode="lr-tb"/>
    </style:style>
    <style:style style:name="gr69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95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8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1.85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10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loext:graphic-properties draw:fill-color="#3465a4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5" style:family="paragraph">
      <style:paragraph-properties fo:line-height="100%" fo:text-align="end"/>
    </style:style>
    <style:style style:name="P26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ea7500" loext:opacity="100%" style:font-size-asian="10pt" style:font-size-complex="1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5.40000009536743pt" style:font-size-asian="5.40000009536743pt" style:font-size-complex="5.40000009536743pt"/>
    </style:style>
    <style:style style:name="T11" style:family="text">
      <style:text-properties fo:color="#2a609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9pt" style:font-name-complex="Liberation Sans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0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0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0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0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6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g>
            <draw:custom-shape draw:style-name="gr27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8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2.085cm" svg:height="0.725cm" svg:x="1.415cm" svg:y="9.675cm">
          <draw:text-box>
            <text:p><text:span text:style-name="T5">Junction</text:span></text:p>
          </draw:text-box>
        </draw:frame>
        <draw:frame draw:style-name="gr30" draw:text-style-name="P9" draw:layer="layout" svg:width="2.102cm" svg:height="0.725cm" svg:x="1.3cm" svg:y="10.575cm">
          <draw:text-box>
            <text:p><text:span text:style-name="T5">Terminal</text:span></text:p>
          </draw:text-box>
        </draw:frame>
        <draw:custom-shape draw:style-name="gr31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1.37cm" svg:height="0.725cm" svg:x="1.315cm" svg:y="8.6cm">
          <draw:text-box>
            <text:p><text:span text:style-name="T5">Wire</text:span></text:p>
          </draw:text-box>
        </draw:frame>
        <draw:frame draw:style-name="gr33" draw:text-style-name="P12" draw:layer="layout" svg:width="1.73cm" svg:height="0.725cm" svg:x="1.37cm" svg:y="11.6cm">
          <draw:text-box>
            <text:p text:style-name="P11"><text:span text:style-name="T6">Value</text:span></text:p>
          </draw:text-box>
        </draw:frame>
        <draw:frame draw:style-name="gr34" draw:text-style-name="P13" draw:layer="layout" svg:width="1.865cm" svg:height="0.725cm" svg:x="1.37cm" svg:y="12.5cm">
          <draw:text-box>
            <text:p><text:span text:style-name="T7">Blue text</text:span></text:p>
          </draw:text-box>
        </draw:frame>
        <draw:g>
          <draw:frame draw:style-name="gr35" draw:text-style-name="P14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36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35" draw:text-style-name="P14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0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0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0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0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0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0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0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0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1" draw:text-style-name="P10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36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36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frame draw:style-name="gr58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59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0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0">R</text:span></text:p>
            </draw:text-box>
          </draw:frame>
          <draw:frame draw:style-name="gr60" draw:text-style-name="P17" draw:layer="layout" svg:width="0.65cm" svg:height="0.5cm" svg:x="22.8cm" svg:y="11.748cm">
            <draw:text-box>
              <text:p text:style-name="P3"><text:span text:style-name="T10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1" draw:text-style-name="P10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1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frame draw:style-name="gr35" draw:text-style-name="P14" draw:layer="layout" svg:width="0.407cm" svg:height="0.613cm" svg:x="1.854cm" svg:y="6.71cm">
            <draw:text-box>
              <text:p text:style-name="P3"><text:span text:style-name="T11">V</text:span></text:p>
            </draw:text-box>
          </draw:frame>
          <draw:line draw:style-name="gr2" draw:text-style-name="P20" draw:layer="layout" svg:x1="2cm" svg:y1="6.51cm" svg:x2="2cm" svg:y2="6.01cm">
            <text:p/>
          </draw:line>
          <draw:line draw:style-name="gr2" draw:text-style-name="P1" draw:layer="layout" svg:x1="2cm" svg:y1="8.01cm" svg:x2="2cm" svg:y2="7.51cm">
            <text:p/>
          </draw:line>
          <draw:custom-shape draw:style-name="gr36" draw:text-style-name="P6" draw:layer="layout" svg:width="1cm" svg:height="1cm" svg:x="1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5" draw:text-style-name="P14" draw:layer="layout" svg:width="0.407cm" svg:height="0.613cm" svg:x="5.845cm" svg:y="6.71cm">
            <draw:text-box>
              <text:p text:style-name="P3"><text:span text:style-name="T11">N</text:span></text:p>
            </draw:text-box>
          </draw:frame>
          <draw:line draw:style-name="gr2" draw:text-style-name="P20" draw:layer="layout" svg:x1="6cm" svg:y1="6.51cm" svg:x2="6cm" svg:y2="6.01cm">
            <text:p/>
          </draw:line>
          <draw:line draw:style-name="gr2" draw:text-style-name="P1" draw:layer="layout" svg:x1="6cm" svg:y1="8.01cm" svg:x2="6cm" svg:y2="7.51cm">
            <text:p/>
          </draw:line>
          <draw:custom-shape draw:style-name="gr36" draw:text-style-name="P6" draw:layer="layout" svg:width="1cm" svg:height="1cm" svg:x="5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6cm" svg:y1="15.31cm" svg:x2="6.4cm" svg:y2="15.31cm">
            <text:p/>
          </draw:line>
          <draw:line draw:style-name="gr2" draw:text-style-name="P1" draw:layer="layout" svg:x1="5.7cm" svg:y1="15.51cm" svg:x2="6.3cm" svg:y2="15.51cm">
            <text:p/>
          </draw:line>
          <draw:line draw:style-name="gr2" draw:text-style-name="P1" draw:layer="layout" svg:x1="5.8cm" svg:y1="15.71cm" svg:x2="6.2cm" svg:y2="15.71cm">
            <text:p/>
          </draw:line>
          <draw:line draw:style-name="gr2" draw:text-style-name="P1" draw:layer="layout" svg:x1="6cm" svg:y1="15.31cm" svg:x2="6cm" svg:y2="15.01cm">
            <text:p/>
          </draw:line>
        </draw:g>
        <draw:g>
          <draw:line draw:style-name="gr2" draw:text-style-name="P1" draw:layer="layout" svg:x1="7.5cm" svg:y1="7.01cm" svg:x2="8cm" svg:y2="6.51cm">
            <text:p/>
          </draw:line>
          <draw:line draw:style-name="gr2" draw:text-style-name="P1" draw:layer="layout" svg:x1="8cm" svg:y1="7.51cm" svg:x2="8.5cm" svg:y2="7.01cm">
            <text:p/>
          </draw:line>
          <draw:line draw:style-name="gr2" draw:text-style-name="P1" draw:layer="layout" svg:x1="8cm" svg:y1="6.51cm" svg:x2="8.5cm" svg:y2="7.01cm">
            <text:p/>
          </draw:line>
          <draw:line draw:style-name="gr2" draw:text-style-name="P1" draw:layer="layout" svg:x1="7.5cm" svg:y1="7.01cm" svg:x2="8cm" svg:y2="7.51cm">
            <text:p/>
          </draw:line>
          <draw:line draw:style-name="gr2" draw:text-style-name="P1" draw:layer="layout" svg:x1="8cm" svg:y1="7.51cm" svg:x2="8cm" svg:y2="8.01cm">
            <text:p/>
          </draw:line>
          <draw:line draw:style-name="gr2" draw:text-style-name="P1" draw:layer="layout" svg:x1="8cm" svg:y1="6.01cm" svg:x2="8cm" svg:y2="6.51cm">
            <text:p/>
          </draw:line>
          <draw:line draw:style-name="gr2" draw:text-style-name="P1" draw:layer="layout" svg:x1="8cm" svg:y1="6.81cm" svg:x2="8cm" svg:y2="7.21cm">
            <text:p/>
          </draw:line>
          <draw:line draw:style-name="gr2" draw:text-style-name="P1" draw:layer="layout" svg:x1="8.15cm" svg:y1="7.06cm" svg:x2="8cm" svg:y2="7.21cm">
            <text:p/>
          </draw:line>
          <draw:line draw:style-name="gr2" draw:text-style-name="P1" draw:layer="layout" svg:x1="7.85cm" svg:y1="7.06cm" svg:x2="8cm" svg:y2="7.21cm">
            <text:p/>
          </draw:line>
        </draw:g>
        <draw:g>
          <draw:line draw:style-name="gr2" draw:text-style-name="P1" draw:layer="layout" svg:x1="7.6cm" svg:y1="15.31cm" svg:x2="8.4cm" svg:y2="15.31cm">
            <text:p/>
          </draw:line>
          <draw:line draw:style-name="gr2" draw:text-style-name="P1" draw:layer="layout" svg:x1="7.6cm" svg:y1="15.31cm" svg:x2="8cm" svg:y2="15.81cm">
            <text:p/>
          </draw:line>
          <draw:line draw:style-name="gr2" draw:text-style-name="P1" draw:layer="layout" svg:x1="8cm" svg:y1="15.31cm" svg:x2="8cm" svg:y2="15.01cm">
            <text:p/>
          </draw:line>
          <draw:line draw:style-name="gr2" draw:text-style-name="P1" draw:layer="layout" svg:x1="8.4cm" svg:y1="15.31cm" svg:x2="8cm" svg:y2="15.81cm">
            <text:p/>
          </draw:line>
        </draw:g>
        <draw:frame draw:style-name="gr62" draw:text-style-name="P4" draw:layer="layout" svg:width="1.213cm" svg:height="0.727cm" svg:x="7.4cm" svg:y="14.32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2" draw:text-style-name="P4" draw:layer="layout" svg:width="1.213cm" svg:height="0.727cm" svg:x="5.4cm" svg:y="14.31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15.61cm" svg:x2="10.3cm" svg:y2="15.61cm">
            <text:p/>
          </draw:line>
          <draw:line draw:style-name="gr2" draw:text-style-name="P1" draw:layer="layout" svg:x1="10cm" svg:y1="15.61cm" svg:x2="10cm" svg:y2="15.01cm">
            <text:p/>
          </draw:line>
          <draw:line draw:style-name="gr2" draw:text-style-name="P1" draw:layer="layout" svg:x1="9.7cm" svg:y1="15.61cm" svg:x2="9.5cm" svg:y2="15.81cm">
            <text:p/>
          </draw:line>
          <draw:line draw:style-name="gr2" draw:text-style-name="P1" draw:layer="layout" svg:x1="10cm" svg:y1="15.61cm" svg:x2="9.8cm" svg:y2="15.81cm">
            <text:p/>
          </draw:line>
          <draw:line draw:style-name="gr2" draw:text-style-name="P1" draw:layer="layout" svg:x1="10.3cm" svg:y1="15.61cm" svg:x2="10.1cm" svg:y2="15.81cm">
            <text:p/>
          </draw:line>
        </draw:g>
        <draw:frame draw:style-name="gr63" draw:text-style-name="P4" draw:layer="layout" svg:width="1.256cm" svg:height="0.727cm" svg:x="9.4cm" svg:y="14.28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4" draw:text-style-name="P16" draw:layer="layout" svg:width="1.586cm" svg:height="0.569cm" svg:x="7.387cm" svg:y="13.641cm">
          <draw:text-box>
            <text:p text:style-name="P3"><text:span text:style-name="T2">Grounds</text:span></text:p>
          </draw:text-box>
        </draw:frame>
        <draw:custom-shape draw:style-name="gr65" draw:text-style-name="P6" draw:layer="layout" svg:width="6cm" svg:height="2.6cm" svg:x="5cm" svg:y="13.41cm">
          <text:p/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0.947cm" svg:height="0.489cm" svg:x="9.5cm" svg:y="6.11cm">
          <draw:text-box>
            <text:p text:style-name="P3"><text:span text:style-name="T1">VCC</text:span></text:p>
          </draw:text-box>
        </draw:frame>
        <draw:frame draw:style-name="gr64" draw:text-style-name="P16" draw:layer="layout" svg:width="1.586cm" svg:height="0.569cm" svg:x="3.5cm" svg:y="5.34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9.6cm" svg:y1="6.61cm" svg:x2="10.4cm" svg:y2="6.61cm">
            <text:p/>
          </draw:line>
          <draw:line draw:style-name="gr2" draw:text-style-name="P1" draw:layer="layout" svg:x1="10cm" svg:y1="6.61cm" svg:x2="10cm" svg:y2="7.01cm">
            <text:p/>
          </draw:line>
        </draw:g>
        <draw:custom-shape draw:style-name="gr67" draw:text-style-name="P6" draw:layer="layout" svg:width="12cm" svg:height="5.59cm" svg:x="1cm" svg:y="5.4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9.6cm" svg:y1="7.71cm" svg:x2="10.4cm" svg:y2="7.71cm">
            <text:p/>
          </draw:line>
          <draw:line draw:style-name="gr2" draw:text-style-name="P1" draw:layer="layout" svg:x1="10cm" svg:y1="7.71cm" svg:x2="10cm" svg:y2="7.31cm">
            <text:p/>
          </draw:line>
        </draw:g>
        <draw:g>
          <draw:line draw:style-name="gr2" draw:text-style-name="P20" draw:layer="layout" svg:x1="4cm" svg:y1="6.51cm" svg:x2="4cm" svg:y2="6.01cm">
            <text:p/>
          </draw:line>
          <draw:line draw:style-name="gr2" draw:text-style-name="P1" draw:layer="layout" svg:x1="4cm" svg:y1="8.01cm" svg:x2="4cm" svg:y2="7.51cm">
            <text:p/>
          </draw:line>
          <draw:custom-shape draw:style-name="gr36" draw:text-style-name="P6" draw:layer="layout" svg:width="1cm" svg:height="1cm" svg:x="3.5cm" svg:y="6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7cm 7.0106644518272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30048451347485cm 7.00929547286424cm)" svg:viewBox="0 0 201 301" svg:d="M0 0c201 0 201 150 201 150 0 0 0 151-200 151">
              <text:p/>
            </draw:path>
          </draw:g>
        </draw:g>
        <draw:frame draw:style-name="gr68" draw:text-style-name="P7" draw:layer="layout" svg:width="22.553cm" svg:height="3.088cm" svg:x="6.664cm" svg:y="0.811cm">
          <draw:text-box>
            <text:p text:style-name="P3"><text:span text:style-name="T3">POWER AND GND</text:span></text:p>
          </draw:text-box>
        </draw:frame>
        <draw:g>
          <draw:line draw:style-name="gr2" draw:text-style-name="P20" draw:layer="layout" svg:x1="4.5cm" svg:y1="9cm" svg:x2="5cm" svg:y2="9cm">
            <text:p/>
          </draw:line>
          <draw:line draw:style-name="gr2" draw:text-style-name="P1" draw:layer="layout" svg:x1="3cm" svg:y1="9cm" svg:x2="3.5cm" svg:y2="9cm">
            <text:p/>
          </draw:line>
          <draw:custom-shape draw:style-name="gr36" draw:text-style-name="P6" draw:layer="layout" svg:width="1cm" svg:height="1cm" draw:transform="rotate (-1.5707963267949) translate (4.5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69896592582629cm 8.9999232708723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29945043930114cm 8.99855429190934cm)" svg:viewBox="0 0 201 301" svg:d="M0 0c201 0 201 150 201 150 0 0 0 151-200 151">
              <text:p/>
            </draw:path>
          </draw:g>
        </draw:g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69" draw:text-style-name="P21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69" draw:text-style-name="P21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36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61cm 5.40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69" draw:text-style-name="P21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69" draw:text-style-name="P21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36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67cm 5.39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62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0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22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2" draw:text-style-name="P22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22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4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5" draw:text-style-name="P22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6" draw:text-style-name="P22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3" draw:text-style-name="P22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7" draw:text-style-name="P22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8" draw:text-style-name="P22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2" draw:text-style-name="P22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3" draw:text-style-name="P22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2" draw:text-style-name="P22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7" draw:text-style-name="P22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8" draw:text-style-name="P22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6" draw:text-style-name="P22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79" draw:text-style-name="P22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80" draw:text-style-name="P22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81" draw:text-style-name="P22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2" draw:text-style-name="P23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70" draw:text-style-name="P1" draw:layer="layout" svg:x1="21cm" svg:y1="9.5cm" svg:x2="12cm" svg:y2="9.5cm">
          <text:p/>
        </draw:line>
        <draw:line draw:style-name="gr70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3" draw:text-style-name="P22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3" draw:text-style-name="P22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22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5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84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5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1" draw:text-style-name="P10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1" draw:text-style-name="P10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frame draw:style-name="gr87" draw:text-style-name="P24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8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89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90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</draw:page>
      <draw:page draw:name="page6" draw:style-name="dp1" draw:master-page-name="Default">
        <draw:frame draw:style-name="gr74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0">ADJ</text:span></text:p>
            </draw:text-box>
          </draw:frame>
          <draw:frame draw:style-name="gr91" draw:text-style-name="P17" draw:layer="layout" svg:width="0.862cm" svg:height="0.5cm" svg:x="20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2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0">GND</text:span></text:p>
            </draw:text-box>
          </draw:frame>
          <draw:frame draw:style-name="gr91" draw:text-style-name="P17" draw:layer="layout" svg:width="0.862cm" svg:height="0.5cm" svg:x="16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3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4" draw:text-style-name="P13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5" draw:text-style-name="P26" draw:layer="layout" svg:width="0.688cm" svg:height="0.878cm" svg:x="18.94cm" svg:y="15.525cm">
            <draw:text-box>
              <text:p text:style-name="P25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14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2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36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6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3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7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1" draw:text-style-name="P27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35" draw:text-style-name="P27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35" draw:text-style-name="P27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1" draw:text-style-name="P27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100" draw:text-style-name="P27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7" draw:style-name="dp1" draw:master-page-name="Default">
        <draw:g>
          <draw:line draw:style-name="gr2" draw:text-style-name="P1" draw:layer="layout" svg:x1="3.5cm" svg:y1="7.51cm" svg:x2="3.5cm" svg:y2="9.51cm">
            <text:p/>
          </draw:line>
          <draw:line draw:style-name="gr2" draw:text-style-name="P1" draw:layer="layout" svg:x1="3.5cm" svg:y1="7.51cm" svg:x2="5.5cm" svg:y2="8.51cm">
            <text:p/>
          </draw:line>
          <draw:line draw:style-name="gr2" draw:text-style-name="P1" draw:layer="layout" svg:x1="3.5cm" svg:y1="9.51cm" svg:x2="5.5cm" svg:y2="8.51cm">
            <text:p/>
          </draw:line>
          <draw:frame draw:style-name="gr94" draw:text-style-name="P13" draw:layer="layout" svg:width="0.832cm" svg:height="0.878cm" svg:x="3.389cm" svg:y="7.575cm">
            <draw:text-box>
              <text:p><text:span text:style-name="T17">+</text:span></text:p>
            </draw:text-box>
          </draw:frame>
          <draw:frame draw:style-name="gr95" draw:text-style-name="P26" draw:layer="layout" svg:width="0.688cm" svg:height="0.878cm" svg:x="3.44cm" svg:y="8.535cm">
            <draw:text-box>
              <text:p text:style-name="P25"><text:span text:style-name="T17">-</text:span></text:p>
            </draw:text-box>
          </draw:frame>
          <draw:line draw:style-name="gr2" draw:text-style-name="P1" draw:layer="layout" svg:x1="3cm" svg:y1="8.01cm" svg:x2="3.5cm" svg:y2="8.01cm">
            <text:p/>
          </draw:line>
          <draw:line draw:style-name="gr2" draw:text-style-name="P1" draw:layer="layout" svg:x1="3cm" svg:y1="9.01cm" svg:x2="3.5cm" svg:y2="9.01cm">
            <text:p/>
          </draw:line>
          <draw:line draw:style-name="gr2" draw:text-style-name="P1" draw:layer="layout" svg:x1="5.5cm" svg:y1="8.51cm" svg:x2="6cm" svg:y2="8.51cm">
            <text:p/>
          </draw:line>
        </draw:g>
        <draw:frame draw:style-name="gr8" draw:text-style-name="P5" draw:layer="layout" svg:width="1.857cm" svg:height="0.569cm" svg:x="2.8cm" svg:y="6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7.51cm" svg:x2="7.5cm" svg:y2="9.51cm">
              <text:p/>
            </draw:line>
            <draw:line draw:style-name="gr2" draw:text-style-name="P1" draw:layer="layout" svg:x1="7.5cm" svg:y1="7.51cm" svg:x2="9.5cm" svg:y2="8.51cm">
              <text:p/>
            </draw:line>
            <draw:line draw:style-name="gr2" draw:text-style-name="P1" draw:layer="layout" svg:x1="7.5cm" svg:y1="9.51cm" svg:x2="9.5cm" svg:y2="8.51cm">
              <text:p/>
            </draw:line>
            <draw:frame draw:style-name="gr94" draw:text-style-name="P13" draw:layer="layout" svg:width="0.832cm" svg:height="0.878cm" svg:x="7.389cm" svg:y="7.575cm">
              <draw:text-box>
                <text:p><text:span text:style-name="T17">+</text:span></text:p>
              </draw:text-box>
            </draw:frame>
            <draw:frame draw:style-name="gr95" draw:text-style-name="P26" draw:layer="layout" svg:width="0.688cm" svg:height="0.878cm" svg:x="7.44cm" svg:y="8.535cm">
              <draw:text-box>
                <text:p text:style-name="P25"><text:span text:style-name="T17">-</text:span></text:p>
              </draw:text-box>
            </draw:frame>
            <draw:line draw:style-name="gr2" draw:text-style-name="P1" draw:layer="layout" svg:x1="7cm" svg:y1="8.01cm" svg:x2="7.5cm" svg:y2="8.01cm">
              <text:p/>
            </draw:line>
            <draw:line draw:style-name="gr2" draw:text-style-name="P1" draw:layer="layout" svg:x1="7cm" svg:y1="9.01cm" svg:x2="7.5cm" svg:y2="9.01cm">
              <text:p/>
            </draw:line>
            <draw:line draw:style-name="gr2" draw:text-style-name="P1" draw:layer="layout" svg:x1="9.5cm" svg:y1="8.51cm" svg:x2="10cm" svg:y2="8.51cm">
              <text:p/>
            </draw:line>
          </draw:g>
          <draw:line draw:style-name="gr2" draw:text-style-name="P1" draw:layer="layout" svg:x1="8.7cm" svg:y1="8.11cm" svg:x2="8.7cm" svg:y2="7.51cm">
            <text:p/>
          </draw:line>
          <draw:line draw:style-name="gr2" draw:text-style-name="P1" draw:layer="layout" svg:x1="8.7cm" svg:y1="9.51cm" svg:x2="8.7cm" svg:y2="8.91cm">
            <text:p/>
          </draw:line>
        </draw:g>
        <draw:frame draw:style-name="gr103" draw:text-style-name="P5" draw:layer="layout" svg:width="3.554cm" svg:height="0.569cm" svg:x="6.9cm" svg:y="6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11.5cm" svg:x2="4.5cm" svg:y2="13.5cm">
            <text:p/>
          </draw:line>
          <draw:line draw:style-name="gr2" draw:text-style-name="P1" draw:layer="layout" svg:x1="4.5cm" svg:y1="11.5cm" svg:x2="6.5cm" svg:y2="12.5cm">
            <text:p/>
          </draw:line>
          <draw:line draw:style-name="gr2" draw:text-style-name="P1" draw:layer="layout" svg:x1="4.5cm" svg:y1="13.5cm" svg:x2="6.5cm" svg:y2="12.5cm">
            <text:p/>
          </draw:line>
          <draw:frame draw:style-name="gr94" draw:text-style-name="P13" draw:layer="layout" svg:width="0.832cm" svg:height="0.878cm" svg:x="4.389cm" svg:y="11.565cm">
            <draw:text-box>
              <text:p><text:span text:style-name="T17">+</text:span></text:p>
            </draw:text-box>
          </draw:frame>
          <draw:frame draw:style-name="gr95" draw:text-style-name="P26" draw:layer="layout" svg:width="0.688cm" svg:height="0.878cm" svg:x="4.44cm" svg:y="12.525cm">
            <draw:text-box>
              <text:p text:style-name="P25"><text:span text:style-name="T17">-</text:span></text:p>
            </draw:text-box>
          </draw:frame>
          <draw:line draw:style-name="gr2" draw:text-style-name="P1" draw:layer="layout" svg:x1="4cm" svg:y1="12cm" svg:x2="4.5cm" svg:y2="12cm">
            <text:p/>
          </draw:line>
          <draw:line draw:style-name="gr2" draw:text-style-name="P1" draw:layer="layout" svg:x1="4cm" svg:y1="13cm" svg:x2="4.5cm" svg:y2="13cm">
            <text:p/>
          </draw:line>
          <draw:line draw:style-name="gr2" draw:text-style-name="P1" draw:layer="layout" svg:x1="6.5cm" svg:y1="12.5cm" svg:x2="7cm" svg:y2="12.5cm">
            <text:p/>
          </draw:line>
        </draw:g>
        <draw:line draw:style-name="gr2" draw:text-style-name="P1" draw:layer="layout" svg:x1="4cm" svg:y1="14cm" svg:x2="7cm" svg:y2="14cm">
          <text:p/>
        </draw:line>
        <draw:line draw:style-name="gr2" draw:text-style-name="P1" draw:layer="layout" svg:x1="7cm" svg:y1="14cm" svg:x2="7cm" svg:y2="12.5cm">
          <text:p/>
        </draw:line>
        <draw:line draw:style-name="gr2" draw:text-style-name="P1" draw:layer="layout" svg:x1="4cm" svg:y1="14cm" svg:x2="4cm" svg:y2="13cm">
          <text:p/>
        </draw:line>
        <draw:line draw:style-name="gr2" draw:text-style-name="P1" draw:layer="layout" svg:x1="3cm" svg:y1="12cm" svg:x2="4cm" svg:y2="12cm">
          <text:p/>
        </draw:line>
        <draw:line draw:style-name="gr2" draw:text-style-name="P1" draw:layer="layout" svg:x1="7cm" svg:y1="12.5cm" svg:x2="8cm" svg:y2="12.5cm">
          <text:p/>
        </draw:line>
        <draw:custom-shape draw:style-name="gr31" draw:text-style-name="P10" draw:layer="layout" svg:width="0.2cm" svg:height="0.2cm" svg:x="2.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2cm" svg:height="0.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10.6cm">
          <draw:text-box>
            <text:p text:style-name="P3"><text:span text:style-name="T2">Buffer</text:span></text:p>
          </draw:text-box>
        </draw:frame>
        <draw:frame draw:style-name="gr104" draw:text-style-name="P7" draw:layer="layout" svg:width="12.355cm" svg:height="3.088cm" svg:x="8.9cm" svg:y="0.6cm">
          <draw:text-box>
            <text:p text:style-name="P3"><text:span text:style-name="T3">OP-AMPS</text:span></text:p>
          </draw:text-box>
        </draw:frame>
      </draw:page>
      <draw:page draw:name="page8" draw:style-name="dp1" draw:master-page-name="Default">
        <draw:line draw:style-name="gr2" draw:text-style-name="P1" draw:layer="layout" svg:x1="1.009cm" svg:y1="2.991cm" svg:x2="1.009cm" svg:y2="10.991cm">
          <text:p/>
        </draw:line>
        <draw:line draw:style-name="gr2" draw:text-style-name="P1" draw:layer="layout" svg:x1="9.009cm" svg:y1="10.991cm" svg:x2="1.009cm" svg:y2="10.991cm">
          <text:p/>
        </draw:line>
        <draw:line draw:style-name="gr2" draw:text-style-name="P1" draw:layer="layout" svg:x1="9.009cm" svg:y1="10.991cm" svg:x2="8.809cm" svg:y2="11.191cm">
          <text:p/>
        </draw:line>
        <draw:line draw:style-name="gr2" draw:text-style-name="P1" draw:layer="layout" svg:x1="9.009cm" svg:y1="10.991cm" svg:x2="8.809cm" svg:y2="10.791cm">
          <text:p/>
        </draw:line>
        <draw:line draw:style-name="gr2" draw:text-style-name="P1" draw:layer="layout" svg:x1="1.009cm" svg:y1="2.991cm" svg:x2="1.209cm" svg:y2="3.191cm">
          <text:p/>
        </draw:line>
        <draw:line draw:style-name="gr2" draw:text-style-name="P1" draw:layer="layout" svg:x1="1.009cm" svg:y1="2.991cm" svg:x2="0.809cm" svg:y2="3.191cm">
          <text:p/>
        </draw:line>
        <draw:frame draw:style-name="gr105" draw:text-style-name="P8" draw:layer="layout" svg:width="1.412cm" svg:height="0.569cm" svg:x="-0.591cm" svg:y="6.691cm">
          <draw:text-box>
            <text:p><text:span text:style-name="T4">Y Units</text:span></text:p>
          </draw:text-box>
        </draw:frame>
        <draw:frame draw:style-name="gr106" draw:text-style-name="P8" draw:layer="layout" svg:width="1.421cm" svg:height="0.569cm" svg:x="4.609cm" svg:y="11.122cm">
          <draw:text-box>
            <text:p><text:span text:style-name="T4">X Units</text:span></text:p>
          </draw:text-box>
        </draw:frame>
        <draw:g>
          <draw:line draw:style-name="gr107" draw:text-style-name="P6" draw:layer="layout" svg:x1="1.009cm" svg:y1="10.491cm" svg:x2="0.809cm" svg:y2="10.491cm">
            <text:p/>
          </draw:line>
          <draw:line draw:style-name="gr107" draw:text-style-name="P6" draw:layer="layout" svg:x1="1.009cm" svg:y1="9.991cm" svg:x2="0.809cm" svg:y2="9.991cm">
            <text:p/>
          </draw:line>
          <draw:line draw:style-name="gr107" draw:text-style-name="P6" draw:layer="layout" svg:x1="1.009cm" svg:y1="9.091cm" svg:x2="0.809cm" svg:y2="9.091cm">
            <text:p/>
          </draw:line>
          <draw:line draw:style-name="gr107" draw:text-style-name="P6" draw:layer="layout" svg:x1="1.009cm" svg:y1="8.991cm" svg:x2="0.809cm" svg:y2="8.991cm">
            <text:p/>
          </draw:line>
          <draw:line draw:style-name="gr107" draw:text-style-name="P6" draw:layer="layout" svg:x1="1.009cm" svg:y1="9.291cm" svg:x2="0.809cm" svg:y2="9.291cm">
            <text:p/>
          </draw:line>
          <draw:line draw:style-name="gr107" draw:text-style-name="P6" draw:layer="layout" svg:x1="1.009cm" svg:y1="9.591cm" svg:x2="0.809cm" svg:y2="9.591cm">
            <text:p/>
          </draw:line>
          <draw:line draw:style-name="gr107" draw:text-style-name="P6" draw:layer="layout" svg:x1="1.009cm" svg:y1="8.491cm" svg:x2="0.809cm" svg:y2="8.491cm">
            <text:p/>
          </draw:line>
          <draw:line draw:style-name="gr107" draw:text-style-name="P6" draw:layer="layout" svg:x1="1.009cm" svg:y1="7.991cm" svg:x2="0.809cm" svg:y2="7.991cm">
            <text:p/>
          </draw:line>
          <draw:line draw:style-name="gr107" draw:text-style-name="P6" draw:layer="layout" svg:x1="1.009cm" svg:y1="7.091cm" svg:x2="0.809cm" svg:y2="7.091cm">
            <text:p/>
          </draw:line>
          <draw:line draw:style-name="gr107" draw:text-style-name="P6" draw:layer="layout" svg:x1="1.009cm" svg:y1="6.991cm" svg:x2="0.809cm" svg:y2="6.991cm">
            <text:p/>
          </draw:line>
          <draw:line draw:style-name="gr107" draw:text-style-name="P6" draw:layer="layout" svg:x1="1.009cm" svg:y1="7.291cm" svg:x2="0.809cm" svg:y2="7.291cm">
            <text:p/>
          </draw:line>
          <draw:line draw:style-name="gr107" draw:text-style-name="P6" draw:layer="layout" svg:x1="1.009cm" svg:y1="7.591cm" svg:x2="0.809cm" svg:y2="7.591cm">
            <text:p/>
          </draw:line>
          <draw:line draw:style-name="gr107" draw:text-style-name="P6" draw:layer="layout" svg:x1="1.009cm" svg:y1="6.491cm" svg:x2="0.809cm" svg:y2="6.491cm">
            <text:p/>
          </draw:line>
          <draw:line draw:style-name="gr107" draw:text-style-name="P6" draw:layer="layout" svg:x1="1.009cm" svg:y1="5.991cm" svg:x2="0.809cm" svg:y2="5.991cm">
            <text:p/>
          </draw:line>
          <draw:line draw:style-name="gr107" draw:text-style-name="P6" draw:layer="layout" svg:x1="1.009cm" svg:y1="5.091cm" svg:x2="0.809cm" svg:y2="5.091cm">
            <text:p/>
          </draw:line>
          <draw:line draw:style-name="gr107" draw:text-style-name="P6" draw:layer="layout" svg:x1="1.009cm" svg:y1="4.991cm" svg:x2="0.809cm" svg:y2="4.991cm">
            <text:p/>
          </draw:line>
          <draw:line draw:style-name="gr107" draw:text-style-name="P6" draw:layer="layout" svg:x1="1.009cm" svg:y1="5.291cm" svg:x2="0.809cm" svg:y2="5.291cm">
            <text:p/>
          </draw:line>
          <draw:line draw:style-name="gr107" draw:text-style-name="P6" draw:layer="layout" svg:x1="1.009cm" svg:y1="5.591cm" svg:x2="0.809cm" svg:y2="5.591cm">
            <text:p/>
          </draw:line>
          <draw:line draw:style-name="gr107" draw:text-style-name="P6" draw:layer="layout" svg:x1="1.009cm" svg:y1="4.491cm" svg:x2="0.809cm" svg:y2="4.491cm">
            <text:p/>
          </draw:line>
          <draw:line draw:style-name="gr107" draw:text-style-name="P6" draw:layer="layout" svg:x1="1.009cm" svg:y1="3.991cm" svg:x2="0.809cm" svg:y2="3.991cm">
            <text:p/>
          </draw:line>
          <draw:line draw:style-name="gr107" draw:text-style-name="P6" draw:layer="layout" svg:x1="1.009cm" svg:y1="3.291cm" svg:x2="0.809cm" svg:y2="3.291cm">
            <text:p/>
          </draw:line>
          <draw:line draw:style-name="gr107" draw:text-style-name="P6" draw:layer="layout" svg:x1="1.009cm" svg:y1="3.591cm" svg:x2="0.809cm" svg:y2="3.591cm">
            <text:p/>
          </draw:line>
        </draw:g>
        <draw:g>
          <draw:line draw:style-name="gr107" draw:text-style-name="P6" draw:layer="layout" svg:x1="1.509cm" svg:y1="10.991cm" svg:x2="1.509cm" svg:y2="11.191cm">
            <text:p/>
          </draw:line>
          <draw:line draw:style-name="gr107" draw:text-style-name="P6" draw:layer="layout" svg:x1="2.009cm" svg:y1="10.991cm" svg:x2="2.009cm" svg:y2="11.191cm">
            <text:p/>
          </draw:line>
          <draw:line draw:style-name="gr107" draw:text-style-name="P6" draw:layer="layout" svg:x1="2.909cm" svg:y1="10.991cm" svg:x2="2.909cm" svg:y2="11.191cm">
            <text:p/>
          </draw:line>
          <draw:line draw:style-name="gr107" draw:text-style-name="P6" draw:layer="layout" svg:x1="3.009cm" svg:y1="10.991cm" svg:x2="3.009cm" svg:y2="11.191cm">
            <text:p/>
          </draw:line>
          <draw:line draw:style-name="gr107" draw:text-style-name="P6" draw:layer="layout" svg:x1="2.709cm" svg:y1="10.991cm" svg:x2="2.709cm" svg:y2="11.191cm">
            <text:p/>
          </draw:line>
          <draw:line draw:style-name="gr107" draw:text-style-name="P6" draw:layer="layout" svg:x1="2.409cm" svg:y1="10.991cm" svg:x2="2.409cm" svg:y2="11.191cm">
            <text:p/>
          </draw:line>
          <draw:line draw:style-name="gr107" draw:text-style-name="P6" draw:layer="layout" svg:x1="3.509cm" svg:y1="10.991cm" svg:x2="3.509cm" svg:y2="11.191cm">
            <text:p/>
          </draw:line>
          <draw:line draw:style-name="gr107" draw:text-style-name="P6" draw:layer="layout" svg:x1="4.009cm" svg:y1="10.991cm" svg:x2="4.009cm" svg:y2="11.191cm">
            <text:p/>
          </draw:line>
          <draw:line draw:style-name="gr107" draw:text-style-name="P6" draw:layer="layout" svg:x1="4.909cm" svg:y1="10.991cm" svg:x2="4.909cm" svg:y2="11.191cm">
            <text:p/>
          </draw:line>
          <draw:line draw:style-name="gr107" draw:text-style-name="P6" draw:layer="layout" svg:x1="5.009cm" svg:y1="10.991cm" svg:x2="5.009cm" svg:y2="11.191cm">
            <text:p/>
          </draw:line>
          <draw:line draw:style-name="gr107" draw:text-style-name="P6" draw:layer="layout" svg:x1="4.709cm" svg:y1="10.991cm" svg:x2="4.709cm" svg:y2="11.191cm">
            <text:p/>
          </draw:line>
          <draw:line draw:style-name="gr107" draw:text-style-name="P6" draw:layer="layout" svg:x1="4.409cm" svg:y1="10.991cm" svg:x2="4.409cm" svg:y2="11.191cm">
            <text:p/>
          </draw:line>
          <draw:line draw:style-name="gr107" draw:text-style-name="P6" draw:layer="layout" svg:x1="5.509cm" svg:y1="10.991cm" svg:x2="5.509cm" svg:y2="11.191cm">
            <text:p/>
          </draw:line>
          <draw:line draw:style-name="gr107" draw:text-style-name="P6" draw:layer="layout" svg:x1="6.009cm" svg:y1="10.991cm" svg:x2="6.009cm" svg:y2="11.191cm">
            <text:p/>
          </draw:line>
          <draw:line draw:style-name="gr107" draw:text-style-name="P6" draw:layer="layout" svg:x1="6.909cm" svg:y1="10.991cm" svg:x2="6.909cm" svg:y2="11.191cm">
            <text:p/>
          </draw:line>
          <draw:line draw:style-name="gr107" draw:text-style-name="P6" draw:layer="layout" svg:x1="7.009cm" svg:y1="10.991cm" svg:x2="7.009cm" svg:y2="11.191cm">
            <text:p/>
          </draw:line>
          <draw:line draw:style-name="gr107" draw:text-style-name="P6" draw:layer="layout" svg:x1="6.709cm" svg:y1="10.991cm" svg:x2="6.709cm" svg:y2="11.191cm">
            <text:p/>
          </draw:line>
          <draw:line draw:style-name="gr107" draw:text-style-name="P6" draw:layer="layout" svg:x1="6.409cm" svg:y1="10.991cm" svg:x2="6.409cm" svg:y2="11.191cm">
            <text:p/>
          </draw:line>
          <draw:line draw:style-name="gr107" draw:text-style-name="P6" draw:layer="layout" svg:x1="7.509cm" svg:y1="10.991cm" svg:x2="7.509cm" svg:y2="11.191cm">
            <text:p/>
          </draw:line>
          <draw:line draw:style-name="gr107" draw:text-style-name="P6" draw:layer="layout" svg:x1="8.009cm" svg:y1="10.991cm" svg:x2="8.009cm" svg:y2="11.191cm">
            <text:p/>
          </draw:line>
          <draw:line draw:style-name="gr107" draw:text-style-name="P6" draw:layer="layout" svg:x1="8.709cm" svg:y1="10.991cm" svg:x2="8.709cm" svg:y2="11.191cm">
            <text:p/>
          </draw:line>
          <draw:line draw:style-name="gr107" draw:text-style-name="P6" draw:layer="layout" svg:x1="8.409cm" svg:y1="10.991cm" svg:x2="8.409cm" svg:y2="11.191cm">
            <text:p/>
          </draw:line>
        </draw:g>
        <draw:frame draw:style-name="gr105" draw:text-style-name="P8" draw:layer="layout" svg:width="1.412cm" svg:height="0.569cm" svg:x="-0.591cm" svg:y="15.691cm">
          <draw:text-box>
            <text:p><text:span text:style-name="T4">Y Units</text:span></text:p>
          </draw:text-box>
        </draw:frame>
        <draw:frame draw:style-name="gr106" draw:text-style-name="P8" draw:layer="layout" svg:width="1.421cm" svg:height="0.569cm" svg:x="4.609cm" svg:y="20.122cm">
          <draw:text-box>
            <text:p><text:span text:style-name="T4">X Units</text:span></text:p>
          </draw:text-box>
        </draw:frame>
        <draw:g>
          <draw:line draw:style-name="gr2" draw:text-style-name="P1" draw:layer="layout" svg:x1="1.009cm" svg:y1="11.991cm" svg:x2="1.009cm" svg:y2="19.991cm">
            <text:p/>
          </draw:line>
          <draw:line draw:style-name="gr2" draw:text-style-name="P1" draw:layer="layout" svg:x1="9.009cm" svg:y1="19.991cm" svg:x2="1.009cm" svg:y2="19.991cm">
            <text:p/>
          </draw:line>
          <draw:line draw:style-name="gr2" draw:text-style-name="P1" draw:layer="layout" svg:x1="9.009cm" svg:y1="19.991cm" svg:x2="8.809cm" svg:y2="20.191cm">
            <text:p/>
          </draw:line>
          <draw:line draw:style-name="gr2" draw:text-style-name="P1" draw:layer="layout" svg:x1="9.009cm" svg:y1="19.991cm" svg:x2="8.809cm" svg:y2="19.791cm">
            <text:p/>
          </draw:line>
          <draw:line draw:style-name="gr2" draw:text-style-name="P1" draw:layer="layout" svg:x1="1.009cm" svg:y1="11.991cm" svg:x2="1.209cm" svg:y2="12.191cm">
            <text:p/>
          </draw:line>
          <draw:line draw:style-name="gr2" draw:text-style-name="P1" draw:layer="layout" svg:x1="1.009cm" svg:y1="11.991cm" svg:x2="0.809cm" svg:y2="12.191cm">
            <text:p/>
          </draw:line>
          <draw:line draw:style-name="gr107" draw:text-style-name="P6" draw:layer="layout" svg:x1="2.009cm" svg:y1="19.991cm" svg:x2="2.009cm" svg:y2="20.191cm">
            <text:p/>
          </draw:line>
          <draw:line draw:style-name="gr107" draw:text-style-name="P6" draw:layer="layout" svg:x1="3.009cm" svg:y1="19.991cm" svg:x2="3.009cm" svg:y2="20.191cm">
            <text:p/>
          </draw:line>
          <draw:line draw:style-name="gr107" draw:text-style-name="P6" draw:layer="layout" svg:x1="4.009cm" svg:y1="19.991cm" svg:x2="4.009cm" svg:y2="20.191cm">
            <text:p/>
          </draw:line>
          <draw:line draw:style-name="gr107" draw:text-style-name="P6" draw:layer="layout" svg:x1="5.009cm" svg:y1="19.991cm" svg:x2="5.009cm" svg:y2="20.191cm">
            <text:p/>
          </draw:line>
          <draw:line draw:style-name="gr107" draw:text-style-name="P6" draw:layer="layout" svg:x1="6.009cm" svg:y1="19.991cm" svg:x2="6.009cm" svg:y2="20.191cm">
            <text:p/>
          </draw:line>
          <draw:line draw:style-name="gr107" draw:text-style-name="P6" draw:layer="layout" svg:x1="7.009cm" svg:y1="19.991cm" svg:x2="7.009cm" svg:y2="20.191cm">
            <text:p/>
          </draw:line>
          <draw:line draw:style-name="gr107" draw:text-style-name="P6" draw:layer="layout" svg:x1="8.009cm" svg:y1="19.991cm" svg:x2="8.009cm" svg:y2="20.191cm">
            <text:p/>
          </draw:line>
          <draw:line draw:style-name="gr107" draw:text-style-name="P6" draw:layer="layout" svg:x1="1.009cm" svg:y1="18.991cm" svg:x2="0.809cm" svg:y2="18.991cm">
            <text:p/>
          </draw:line>
          <draw:line draw:style-name="gr107" draw:text-style-name="P6" draw:layer="layout" svg:x1="1.009cm" svg:y1="17.991cm" svg:x2="0.809cm" svg:y2="17.991cm">
            <text:p/>
          </draw:line>
          <draw:line draw:style-name="gr107" draw:text-style-name="P6" draw:layer="layout" svg:x1="1.009cm" svg:y1="16.991cm" svg:x2="0.809cm" svg:y2="16.991cm">
            <text:p/>
          </draw:line>
          <draw:line draw:style-name="gr107" draw:text-style-name="P6" draw:layer="layout" svg:x1="1.009cm" svg:y1="15.991cm" svg:x2="0.809cm" svg:y2="15.991cm">
            <text:p/>
          </draw:line>
          <draw:line draw:style-name="gr107" draw:text-style-name="P6" draw:layer="layout" svg:x1="1.009cm" svg:y1="13.991cm" svg:x2="0.809cm" svg:y2="13.991cm">
            <text:p/>
          </draw:line>
          <draw:line draw:style-name="gr107" draw:text-style-name="P6" draw:layer="layout" svg:x1="1.009cm" svg:y1="12.991cm" svg:x2="0.809cm" svg:y2="12.991cm">
            <text:p/>
          </draw:line>
          <draw:line draw:style-name="gr107" draw:text-style-name="P6" draw:layer="layout" svg:x1="1.009cm" svg:y1="14.991cm" svg:x2="0.809cm" svg:y2="14.991cm">
            <text:p/>
          </draw:line>
        </draw:g>
        <draw:frame draw:style-name="gr74" draw:text-style-name="P7" draw:layer="layout" svg:width="18.659cm" svg:height="3.088cm" svg:x="7.441cm" svg:y="0.112cm">
          <draw:text-box>
            <text:p text:style-name="P3"><text:span text:style-name="T3">GRAPHS</text:span></text:p>
          </draw:text-box>
        </draw:frame>
        <draw:frame draw:style-name="gr105" draw:text-style-name="P8" draw:layer="layout" svg:width="1.412cm" svg:height="0.569cm" svg:x="18.4cm" svg:y="15.7cm">
          <draw:text-box>
            <text:p><text:span text:style-name="T4">Y Units</text:span></text:p>
          </draw:text-box>
        </draw:frame>
        <draw:frame draw:style-name="gr106" draw:text-style-name="P8" draw:layer="layout" svg:width="1.421cm" svg:height="0.569cm" svg:x="19.279cm" svg:y="20.231cm">
          <draw:text-box>
            <text:p><text:span text:style-name="T4">X Units</text:span></text:p>
          </draw:text-box>
        </draw:frame>
        <draw:g>
          <draw:line draw:style-name="gr2" draw:text-style-name="P1" draw:layer="layout" svg:x1="20cm" svg:y1="12cm" svg:x2="20cm" svg:y2="20cm">
            <text:p/>
          </draw:line>
          <draw:line draw:style-name="gr2" draw:text-style-name="P1" draw:layer="layout" svg:x1="28cm" svg:y1="20cm" svg:x2="20cm" svg:y2="20cm">
            <text:p/>
          </draw:line>
          <draw:line draw:style-name="gr2" draw:text-style-name="P1" draw:layer="layout" svg:x1="28cm" svg:y1="20cm" svg:x2="27.8cm" svg:y2="20.2cm">
            <text:p/>
          </draw:line>
          <draw:line draw:style-name="gr2" draw:text-style-name="P1" draw:layer="layout" svg:x1="28cm" svg:y1="20cm" svg:x2="27.8cm" svg:y2="19.8cm">
            <text:p/>
          </draw:line>
          <draw:line draw:style-name="gr2" draw:text-style-name="P1" draw:layer="layout" svg:x1="20cm" svg:y1="12cm" svg:x2="20.2cm" svg:y2="12.2cm">
            <text:p/>
          </draw:line>
          <draw:line draw:style-name="gr2" draw:text-style-name="P1" draw:layer="layout" svg:x1="20cm" svg:y1="12cm" svg:x2="19.8cm" svg:y2="12.2cm">
            <text:p/>
          </draw:line>
          <draw:line draw:style-name="gr107" draw:text-style-name="P6" draw:layer="layout" svg:x1="21cm" svg:y1="20cm" svg:x2="21cm" svg:y2="20.2cm">
            <text:p/>
          </draw:line>
          <draw:line draw:style-name="gr107" draw:text-style-name="P6" draw:layer="layout" svg:x1="22cm" svg:y1="20cm" svg:x2="22cm" svg:y2="20.2cm">
            <text:p/>
          </draw:line>
          <draw:line draw:style-name="gr107" draw:text-style-name="P6" draw:layer="layout" svg:x1="23cm" svg:y1="20cm" svg:x2="23cm" svg:y2="20.2cm">
            <text:p/>
          </draw:line>
          <draw:line draw:style-name="gr107" draw:text-style-name="P6" draw:layer="layout" svg:x1="24cm" svg:y1="20cm" svg:x2="24cm" svg:y2="20.2cm">
            <text:p/>
          </draw:line>
          <draw:line draw:style-name="gr107" draw:text-style-name="P6" draw:layer="layout" svg:x1="25cm" svg:y1="20cm" svg:x2="25cm" svg:y2="20.2cm">
            <text:p/>
          </draw:line>
          <draw:line draw:style-name="gr107" draw:text-style-name="P6" draw:layer="layout" svg:x1="26cm" svg:y1="20cm" svg:x2="26cm" svg:y2="20.2cm">
            <text:p/>
          </draw:line>
          <draw:line draw:style-name="gr107" draw:text-style-name="P6" draw:layer="layout" svg:x1="27cm" svg:y1="20cm" svg:x2="27cm" svg:y2="20.2cm">
            <text:p/>
          </draw:line>
          <draw:line draw:style-name="gr107" draw:text-style-name="P6" draw:layer="layout" svg:x1="20cm" svg:y1="19cm" svg:x2="19.8cm" svg:y2="19cm">
            <text:p/>
          </draw:line>
          <draw:line draw:style-name="gr107" draw:text-style-name="P6" draw:layer="layout" svg:x1="20cm" svg:y1="18cm" svg:x2="19.8cm" svg:y2="18cm">
            <text:p/>
          </draw:line>
          <draw:line draw:style-name="gr107" draw:text-style-name="P6" draw:layer="layout" svg:x1="20cm" svg:y1="17cm" svg:x2="19.8cm" svg:y2="17cm">
            <text:p/>
          </draw:line>
          <draw:line draw:style-name="gr107" draw:text-style-name="P6" draw:layer="layout" svg:x1="20cm" svg:y1="16cm" svg:x2="19.8cm" svg:y2="16cm">
            <text:p/>
          </draw:line>
          <draw:line draw:style-name="gr107" draw:text-style-name="P6" draw:layer="layout" svg:x1="20cm" svg:y1="14cm" svg:x2="19.8cm" svg:y2="14cm">
            <text:p/>
          </draw:line>
          <draw:line draw:style-name="gr107" draw:text-style-name="P6" draw:layer="layout" svg:x1="20cm" svg:y1="13cm" svg:x2="19.8cm" svg:y2="13cm">
            <text:p/>
          </draw:line>
          <draw:line draw:style-name="gr107" draw:text-style-name="P6" draw:layer="layout" svg:x1="20cm" svg:y1="15cm" svg:x2="19.8cm" svg:y2="15cm">
            <text:p/>
          </draw:line>
          <draw:line draw:style-name="gr2" draw:text-style-name="P1" draw:layer="layout" svg:x1="20cm" svg:y1="20cm" svg:x2="12cm" svg:y2="20cm">
            <text:p/>
          </draw:line>
          <draw:line draw:style-name="gr107" draw:text-style-name="P6" draw:layer="layout" svg:x1="13cm" svg:y1="20cm" svg:x2="13cm" svg:y2="20.2cm">
            <text:p/>
          </draw:line>
          <draw:line draw:style-name="gr107" draw:text-style-name="P6" draw:layer="layout" svg:x1="14cm" svg:y1="20cm" svg:x2="14cm" svg:y2="20.2cm">
            <text:p/>
          </draw:line>
          <draw:line draw:style-name="gr107" draw:text-style-name="P6" draw:layer="layout" svg:x1="15cm" svg:y1="20cm" svg:x2="15cm" svg:y2="20.2cm">
            <text:p/>
          </draw:line>
          <draw:line draw:style-name="gr107" draw:text-style-name="P6" draw:layer="layout" svg:x1="16cm" svg:y1="20cm" svg:x2="16cm" svg:y2="20.2cm">
            <text:p/>
          </draw:line>
          <draw:line draw:style-name="gr107" draw:text-style-name="P6" draw:layer="layout" svg:x1="17cm" svg:y1="20cm" svg:x2="17cm" svg:y2="20.2cm">
            <text:p/>
          </draw:line>
          <draw:line draw:style-name="gr107" draw:text-style-name="P6" draw:layer="layout" svg:x1="18cm" svg:y1="20cm" svg:x2="18cm" svg:y2="20.2cm">
            <text:p/>
          </draw:line>
          <draw:line draw:style-name="gr107" draw:text-style-name="P6" draw:layer="layout" svg:x1="19cm" svg:y1="20cm" svg:x2="19cm" svg:y2="20.2cm">
            <text:p/>
          </draw:line>
          <draw:line draw:style-name="gr107" draw:text-style-name="P6" draw:layer="layout" svg:x1="20cm" svg:y1="20cm" svg:x2="20cm" svg:y2="20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03T13:02:50.683000000</dc:date>
    <meta:editing-duration>P2DT10H59M51S</meta:editing-duration>
    <meta:editing-cycles>145</meta:editing-cycles>
    <meta:generator>LibreOffice/7.1.4.2$Windows_X86_64 LibreOffice_project/a529a4fab45b75fefc5b6226684193eb000654f6</meta:generator>
    <meta:document-statistic meta:object-count="868"/>
  </office:meta>
</office:document-meta>
</file>